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17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/>
    </style:style>
    <style:style style:name="T8" style:family="text">
      <style:text-properties style:font-name="Arial1" fo:font-weight="bold" style:font-weight-asian="bold" style:font-weight-complex="bold"/>
    </style:style>
    <style:style style:name="T9" style:family="text">
      <style:text-properties style:font-name="Arial1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4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4"> DPAS/SIS/BADA/SUSPENSION/</text:span><text:span text:style-name="T4"><text:date style:data-style-name="N106" text:date-value="2015-03-31T11:39:40.740000098">2015</text:date></text:span></text:p>
              <text:p text:style-name="P5"><text:span text:style-name="T3"><text:s text:c="9"/>Matricule CAF : </text:span><text:span text:style-name="T3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3-31T11:39:40.755000142">31/03/2015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5">Comme je vous l’indiquais dans mon courrier du <text:span text:style-name="T2"><text:user-field-get text:name="passagecommissionep_impressionconvocation"/></text:span><text:bookmark-start text:name="__DdeLink__762_1148179062"/>, votre dossier a été transmis à l'Équipe Pluridisciplinaire (EP) qui a examiné votre situation.<text:bookmark-end text:name="__DdeLink__762_1148179062"/></text:p>
        <text:p text:style-name="P15"/>
        <text:p text:style-name="P19">Après avoir pris connaissance de son avis, il a été décidé de reporter l’examen de votre dossier afin d’avoir un complément d’information auprès<text:span text:style-name="T7"> de nos partenaires.</text:span></text:p>
        <text:p text:style-name="P18">Votre dossier repassera en commission ultérieurement et vous recevrez une nouvelle convocation.</text:p>
        <text:p text:style-name="P20"/>
        <text:p text:style-name="P20">Je reste à votre entière disposition pour tout renseignement complémentaire.</text:p>
        <text:p text:style-name="P15"/>
        <text:p text:style-name="P16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39:40.568000000</dc:date>
    <dc:creator>linda baitech</dc:creator>
    <meta:editing-duration>PT6H1M58S</meta:editing-duration>
    <meta:editing-cycles>104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103" meta:character-count="702" meta:non-whitespace-character-count="595"/>
  </office:meta>
</office:document-meta>
</file>